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meta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3" manifest:media-type=""/>
  <manifest:file-entry manifest:full-path="ObjectReplacements/Object 62" manifest:media-type="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content.xml" manifest:media-type="text/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styles.xml" manifest:media-type="text/xml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379cm" fo:margin-left="-0.199cm" fo:margin-top="0cm" fo:margin-bottom="0cm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2.346cm"/>
    </style:style>
    <style:style style:name="Table1.C" style:family="table-column">
      <style:table-column-properties style:column-width="2.632cm"/>
    </style:style>
    <style:style style:name="Table1.D" style:family="table-column">
      <style:table-column-properties style:column-width="2.635cm"/>
    </style:style>
    <style:style style:name="Table1.F" style:family="table-column">
      <style:table-column-properties style:column-width="2.63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2" style:family="table-cell">
      <style:table-cell-properties fo:padding-left="0.199cm" fo:padding-right="0.191cm" fo:padding-top="0cm" fo:padding-bottom="0cm" fo:border="0.5pt solid #00000a"/>
    </style:style>
    <style:style style:name="Table1.A3" style:family="table-cell">
      <style:table-cell-properties fo:padding-left="0.199cm" fo:padding-right="0.191cm" fo:padding-top="0cm" fo:padding-bottom="0cm" fo:border="0.5pt solid #00000a"/>
    </style:style>
    <style:style style:name="Table1.A4" style:family="table-cell">
      <style:table-cell-properties fo:padding-left="0.199cm" fo:padding-right="0.191cm" fo:padding-top="0cm" fo:padding-bottom="0cm" fo:border="0.5pt solid #00000a"/>
    </style:style>
    <style:style style:name="Table1.A5" style:family="table-cell">
      <style:table-cell-properties fo:padding-left="0.199cm" fo:padding-right="0.191cm" fo:padding-top="0cm" fo:padding-bottom="0cm" fo:border="0.5pt solid #00000a"/>
    </style:style>
    <style:style style:name="Table1.A6" style:family="table-cell">
      <style:table-cell-properties fo:padding-left="0.199cm" fo:padding-right="0.191cm" fo:padding-top="0cm" fo:padding-bottom="0cm" fo:border="0.5pt solid #00000a"/>
    </style:style>
    <style:style style:name="Table1.A7" style:family="table-cell">
      <style:table-cell-properties fo:padding-left="0.199cm" fo:padding-right="0.191cm" fo:padding-top="0cm" fo:padding-bottom="0cm" fo:border="0.5pt solid #00000a"/>
    </style:style>
    <style:style style:name="Table1.A8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text-align="center" style:justify-single-word="false"/>
    </style:style>
    <style:style style:name="P3" style:family="paragraph" style:parent-style-name="Standard">
      <style:paragraph-properties fo:line-height="115%" fo:text-align="end" style:justify-single-word="false"/>
    </style:style>
    <style:style style:name="P4" style:family="paragraph" style:parent-style-name="Standard">
      <style:paragraph-properties fo:line-height="115%" fo:text-align="justify" style:justify-single-word="false"/>
    </style:style>
    <style:style style:name="P5" style:family="paragraph" style:parent-style-name="Standard" style:list-style-name="WWNum1">
      <style:paragraph-properties fo:line-height="115%"/>
    </style:style>
    <style:style style:name="P6" style:family="paragraph" style:parent-style-name="Standard" style:list-style-name="WWNum1">
      <style:paragraph-properties fo:line-height="115%"/>
      <style:text-properties officeooo:rsid="0003ea43" officeooo:paragraph-rsid="0003ea43"/>
    </style:style>
    <style:style style:name="P7" style:family="paragraph" style:parent-style-name="Standard">
      <style:paragraph-properties fo:line-height="115%"/>
      <style:text-properties fo:font-size="12pt" style:font-size-asian="12pt" style:font-size-complex="12pt"/>
    </style:style>
    <style:style style:name="P8" style:family="paragraph" style:parent-style-name="Standard">
      <style:paragraph-properties fo:hyphenation-ladder-count="no-limit" style:punctuation-wrap="simple">
        <style:tab-stops/>
      </style:paragraph-properties>
      <style:text-properties style:font-name="Liberation Sans1" style:font-name-complex="Arial1" fo:hyphenate="true" fo:hyphenation-remain-char-count="2" fo:hyphenation-push-char-count="2"/>
    </style:style>
    <style:style style:name="P9" style:family="paragraph" style:parent-style-name="Standard">
      <style:paragraph-properties fo:margin-top="0cm" fo:margin-bottom="0.25cm" loext:contextual-spacing="false" fo:line-height="115%"/>
    </style:style>
    <style:style style:name="P10" style:family="paragraph" style:parent-style-name="Standard">
      <style:paragraph-properties fo:margin-top="0cm" fo:margin-bottom="0.25cm" loext:contextual-spacing="false" fo:line-height="115%" fo:text-align="justify" style:justify-single-word="false"/>
    </style:style>
    <style:style style:name="P11" style:family="paragraph" style:parent-style-name="Standard">
      <style:paragraph-properties fo:margin-top="0cm" fo:margin-bottom="0.25cm" loext:contextual-spacing="false" fo:line-height="115%" fo:text-align="center" style:justify-single-word="false"/>
    </style:style>
    <style:style style:name="P12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/>
    </style:style>
    <style:style style:name="P13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size="16pt" fo:font-weight="bold" style:font-size-asian="16pt" style:font-weight-asian="bold" style:font-name-complex="Arial1" style:font-size-complex="16pt"/>
    </style:style>
    <style:style style:name="P14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weight="bold" style:font-weight-asian="bold" style:font-name-complex="Arial1"/>
    </style:style>
    <style:style style:name="P15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  <style:text-properties style:font-name="Liberation Sans1"/>
    </style:style>
    <style:style style:name="P16" style:family="paragraph" style:parent-style-name="Standard">
      <style:paragraph-properties fo:margin-top="0cm" fo:margin-bottom="0.3cm" loext:contextual-spacing="false" fo:line-height="115%" fo:text-align="justify" style:justify-single-word="false"/>
    </style:style>
    <style:style style:name="P17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officeooo:paragraph-rsid="00086397"/>
    </style:style>
    <style:style style:name="P18" style:family="paragraph" style:parent-style-name="Standard">
      <style:paragraph-properties fo:margin-top="0cm" fo:margin-bottom="0.3cm" loext:contextual-spacing="false" fo:line-height="115%" fo:text-align="center" style:justify-single-word="false"/>
    </style:style>
    <style:style style:name="P19" style:family="paragraph" style:parent-style-name="Standard">
      <style:paragraph-properties fo:margin-top="0cm" fo:margin-bottom="0.3cm" loext:contextual-spacing="false" fo:line-height="115%"/>
      <style:text-properties officeooo:paragraph-rsid="0003ea43"/>
    </style:style>
    <style:style style:name="P20" style:family="paragraph" style:parent-style-name="Standard">
      <style:paragraph-properties fo:margin-top="0cm" fo:margin-bottom="0.3cm" loext:contextual-spacing="false" fo:line-height="115%" fo:text-align="justify" style:justify-single-word="false" fo:break-before="page"/>
      <style:text-properties officeooo:paragraph-rsid="00086397"/>
    </style:style>
    <style:style style:name="P21" style:family="paragraph" style:parent-style-name="Standard">
      <style:paragraph-properties fo:margin-top="0cm" fo:margin-bottom="0.349cm" loext:contextual-spacing="false" fo:line-height="115%" fo:text-align="justify" style:justify-single-word="false"/>
    </style:style>
    <style:style style:name="P2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Liberation Sans1"/>
    </style:style>
    <style:style style:name="P2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Liberation Sans1"/>
    </style:style>
    <style:style style:name="P24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Liberation Sans1" style:font-name-complex="Arial1"/>
    </style:style>
    <style:style style:name="P25" style:family="paragraph" style:parent-style-name="Standard" style:master-page-name="First_20_Page">
      <style:paragraph-properties fo:line-height="115%" fo:text-align="center" style:justify-single-word="false" style:page-number="auto"/>
    </style:style>
    <style:style style:name="P26" style:family="paragraph" style:parent-style-name="Standard">
      <style:paragraph-properties fo:line-height="115%" fo:break-before="page"/>
    </style:style>
    <style:style style:name="P27" style:family="paragraph" style:parent-style-name="Standard">
      <style:paragraph-properties fo:margin-top="0cm" fo:margin-bottom="0.182cm" loext:contextual-spacing="false" fo:line-height="115%"/>
      <style:text-properties officeooo:paragraph-rsid="00242ff3"/>
    </style:style>
    <style:style style:name="P28" style:family="paragraph" style:parent-style-name="Footer">
      <style:paragraph-properties fo:text-align="center" style:justify-single-word="false"/>
    </style:style>
    <style:style style:name="P29" style:family="paragraph" style:parent-style-name="Text_20_body_20__28_user_29_">
      <style:paragraph-properties fo:line-height="115%"/>
    </style:style>
    <style:style style:name="P30" style:family="paragraph" style:parent-style-name="Text_20_body_20__28_user_29_">
      <style:paragraph-properties fo:line-height="115%" fo:break-before="page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4pt" style:font-size-asian="14pt" style:font-size-complex="14pt"/>
    </style:style>
    <style:style style:name="T3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Sans" fo:font-size="14pt" officeooo:rsid="0006fe0a" style:font-size-asian="12.25pt" style:font-size-complex="14pt"/>
    </style:style>
    <style:style style:name="T5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Liberation Sans" fo:font-size="16pt" fo:font-weight="bold" style:font-size-asian="16pt" style:font-weight-asian="bold" style:font-size-complex="16pt" style:font-style-complex="italic" style:font-weight-complex="bold"/>
    </style:style>
    <style:style style:name="T7" style:family="text">
      <style:text-properties style:font-name="Liberation Sans" fo:font-style="italic" style:font-style-asian="italic" style:font-style-complex="italic"/>
    </style:style>
    <style:style style:name="T8" style:family="text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T10" style:family="text">
      <style:text-properties style:font-name="Liberation Sans" fo:font-weight="bold" style:font-weight-asian="bold" style:font-weight-complex="bold"/>
    </style:style>
    <style:style style:name="T11" style:family="text">
      <style:text-properties style:font-name="Liberation Sans" style:font-style-complex="italic"/>
    </style:style>
    <style:style style:name="T12" style:family="text">
      <style:text-properties style:font-name="Liberation Sans" fo:language="en" fo:country="US"/>
    </style:style>
    <style:style style:name="T13" style:family="text">
      <style:text-properties style:font-name="Liberation Sans" fo:language="en" fo:country="US" fo:font-weight="bold" style:font-weight-asian="bold" style:font-weight-complex="bold"/>
    </style:style>
    <style:style style:name="T14" style:family="text">
      <style:text-properties style:font-name="Liberation Sans" fo:language="en" fo:country="US" style:font-weight-complex="bold"/>
    </style:style>
    <style:style style:name="T15" style:family="text">
      <style:text-properties style:font-name="Liberation Sans" officeooo:rsid="0004d903"/>
    </style:style>
    <style:style style:name="T16" style:family="text">
      <style:text-properties style:font-name="Liberation Sans" officeooo:rsid="0006fe0a"/>
    </style:style>
    <style:style style:name="T17" style:family="text">
      <style:text-properties style:font-name="Liberation Sans" fo:font-size="12pt" style:font-size-asian="12pt" style:font-size-complex="12pt"/>
    </style:style>
    <style:style style:name="T18" style:family="text">
      <style:text-properties style:font-name="Liberation Sans" fo:font-size="12pt" officeooo:rsid="0006fe0a" style:font-size-asian="12pt" style:font-size-complex="12pt"/>
    </style:style>
    <style:style style:name="T19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020c489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Times New Roman" fo:font-style="italic" style:font-style-asian="italic" style:font-name-complex="Times New Roman1" style:font-style-complex="italic"/>
    </style:style>
    <style:style style:name="T23" style:family="text">
      <style:text-properties style:text-position="super 58%" style:font-name="Liberation Sans" fo:font-size="14pt" style:font-size-asian="14pt" style:font-size-complex="14pt"/>
    </style:style>
    <style:style style:name="T24" style:family="text">
      <style:text-properties style:font-name="Arial" fo:font-size="16pt" fo:font-weight="bold" style:font-size-asian="16pt" style:font-weight-asian="bold" style:font-name-complex="Arial1" style:font-size-complex="16pt"/>
    </style:style>
    <style:style style:name="T25" style:family="text">
      <style:text-properties style:font-name="Arial" style:font-name-complex="Arial1"/>
    </style:style>
    <style:style style:name="T26" style:family="text">
      <style:text-properties style:font-name="Arial" fo:font-weight="bold" style:font-weight-asian="bold" style:font-name-complex="Arial1"/>
    </style:style>
    <style:style style:name="T27" style:family="text">
      <style:text-properties fo:language="en" fo:country="US"/>
    </style:style>
    <style:style style:name="T28" style:family="text">
      <style:text-properties style:font-name="Courier 10 Pitch" fo:font-style="normal" style:font-style-asian="normal" style:font-style-complex="normal"/>
    </style:style>
    <style:style style:name="T29" style:family="text">
      <style:text-properties style:font-name="Courier 10 Pitch" fo:font-style="normal" officeooo:rsid="0003ea43" style:font-style-asian="normal" style:font-style-complex="normal"/>
    </style:style>
    <style:style style:name="T30" style:family="text">
      <style:text-properties fo:font-size="12pt" fo:font-weight="bold" style:font-size-asian="12pt" style:font-weight-asian="bold" style:font-size-complex="12pt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name-complex="Arial1"/>
    </style:style>
    <style:style style:name="T33" style:family="text">
      <style:text-properties fo:font-size="16pt" fo:font-weight="bold" style:font-size-asian="16pt" style:font-weight-asian="bold" style:font-name-complex="Arial1" style:font-size-complex="16pt"/>
    </style:style>
    <style:style style:name="T34" style:family="text">
      <style:text-properties style:font-name-complex="Arial1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2">UNIVERSIDADE FEDERAL DE VIÇOSA</text:span></text:p>
      <text:p text:style-name="P2"><text:span text:style-name="T2">CENTRO DE CIÊNCIAS EXATAS E TECNOLÓGICAS</text:span></text:p>
      <text:p text:style-name="P2"><text:span text:style-name="T2">DEPARTAMENTO DE INFORMÁTICA</text:span></text:p>
      <text:p text:style-name="P2"/>
      <text:p text:style-name="P2"/>
      <text:p text:style-name="P2"><text:span text:style-name="T3">PROJETO FINAL DE CURSO</text:span></text:p>
      <text:p text:style-name="P2"/>
      <text:p text:style-name="P2"/>
      <text:p text:style-name="P2"/>
      <text:p text:style-name="P2"><text:span text:style-name="T5">BIBLIOTECA PARA MATEMÁTICA SIMBÓLICA EM C++</text:span></text:p>
      <text:p text:style-name="P2"/>
      <text:p text:style-name="P2"/>
      <text:p text:style-name="P2"/>
      <text:p text:style-name="P3"><text:span text:style-name="T3">Arthur Gonçalves do Carmo<text:tab/><text:tab/><text:tab/></text:span></text:p>
      <text:p text:style-name="P3"><text:span text:style-name="T7">Graduando em Ciência da Computação</text:span></text:p>
      <text:p text:style-name="P3"/>
      <text:p text:style-name="P3"/>
      <text:p text:style-name="P3"/>
      <text:p text:style-name="P2"><text:span text:style-name="T2">Luiz Carlos de Abreu Albuquerque</text:span></text:p>
      <text:p text:style-name="P2"><text:span text:style-name="T2">(Orientador)</text:span></text:p>
      <text:p text:style-name="P2"/>
      <text:p text:style-name="P2"/>
      <text:p text:style-name="P2"/>
      <text:p text:style-name="P2"/>
      <text:p text:style-name="P2"/>
      <text:p text:style-name="P2"><text:span text:style-name="T2">VIÇOSA – MINAS GERAIS</text:span></text:p>
      <text:p text:style-name="P2"><text:span text:style-name="T2">JUNHO – 2018</text:span></text:p>
      <text:p text:style-name="P2"><text:soft-page-break/><text:span text:style-name="T9">RESUMO</text:span></text:p>
      <text:p text:style-name="P2"/>
      <text:p text:style-name="P1"/>
      <text:p text:style-name="P1"><text:span text:style-name="T3">BIBLIOTECA PARA MATEMÁTICA SIMBÓLICA EM C++</text:span></text:p>
      <text:p text:style-name="P1"><text:span text:style-name="T3"/></text:p>
      <text:p text:style-name="P1"><text:span text:style-name="T1"><text:tab/>Luiz Carlos de Abreu Albuquerque (Orientador)</text:span></text:p>
      <text:p text:style-name="P1"><text:span text:style-name="T1"><text:tab/>Arthur Gonçalves do Carmo (Estudante)</text:span></text:p>
      <text:p text:style-name="P2"/>
      <text:p text:style-name="P2"/>
      <text:p text:style-name="P1"><text:span text:style-name="T10">RESUMO</text:span></text:p>
      <text:p text:style-name="P1"><text:span text:style-name="T10"/></text:p>
      <text:p text:style-name="P4"><text:span text:style-name="T1">Matemática simbólica é a área da computação que se preocupa com representar e manipular equações e expressões matemáticas de forma simbólica, em oposição aos métodos de manipulação por aproximação numérica. O objetivo do projeto é criar uma biblioteca para C++ contendo classes que representam simbolicamente alguns dos principais objetos matemáticos, como números inteiros e racionais, aritmética modular, polinômios e expressões.</text:span></text:p>
      <text:p text:style-name="P4"/>
      <text:p text:style-name="P4"/>
      <text:p text:style-name="P1"><text:span text:style-name="T10">PALAVRAS-CHAVE</text:span></text:p>
      <text:p text:style-name="P1"><text:span text:style-name="T2"><text:tab/></text:span><text:span text:style-name="T1">matemática simbólica; aritmética de precisão múltipla; expressões matemáticas</text:span></text:p>
      <text:p text:style-name="P1"><text:span text:style-name="T10">ÁREA DE CONHECIMENTO</text:span></text:p>
      <text:p text:style-name="P1"><text:span text:style-name="T10"><text:tab/></text:span><text:span text:style-name="T1">1.03.02.01- 8 - Matemática Simbólica</text:span></text:p>
      <text:p text:style-name="P1"><text:span text:style-name="T10">LINHA DE PESQUISA</text:span></text:p>
      <text:p text:style-name="P1"><text:span text:style-name="T1"><text:tab/>DPI-040 – Algoritmos e Otimização Combinatória</text:span></text:p>
      <text:p text:style-name="P1"/>
      <text:p text:style-name="P26"/>
      <text:p text:style-name="P1"><text:span text:style-name="T5">1 – Introdução</text:span></text:p>
      <text:p text:style-name="P1"/>
      <text:p text:style-name="P10"><text:span text:style-name="T1"><text:tab/>A matemática simbólica é um campo já muito bem estudado na computação. A dificuldade de se criarem métodos mais eficientes do que os já existentes levam a uma relativa ausência de opções para bibliotecas para aritmética de precisão múltipla e representação simbólica. O mesmo não pode ser dito, entretanto, sobre sistemas de manipulação algébrica simbólica, chamados CAS (</text:span><text:span text:style-name="T7">Computer Algebra System</text:span><text:span text:style-name="T1">), que são produtos de software completos para o mesmo fim e possuem grande variedade, muitas vezes diferenciando-se um do outro por trabalharem com campos bem distintos de aplicação da matemática.</text:span></text:p>
      <text:p text:style-name="P10"><text:span text:style-name="T1">É fácil notar que a matemática simbólica é mais interessante do ponto de vista teórico do que do prático. Para a maioria das aplicações, as aproximações em ponto flutuante são suficientemente precisas e, quando não são, é mais interessante a aritmética de precisão múltipla do que resultados simbólicos. As aplicações que se beneficiam da matemática simbólica são, em sua maior parte, da área de matemática e de física teórica. Além disso, a matemática simbólica pode ser considerada uma área pertinente aos limites da computação, e também uma forma de analisar a própria abordagem humana em relação à matemática.</text:span></text:p>
      <text:p text:style-name="P4"/>
      <text:p text:style-name="P1"><text:span text:style-name="T10">1.2 – Objetivos</text:span></text:p>
      <text:p text:style-name="P10"><text:span text:style-name="T1"><text:tab/>O objetivo geral do trabalho será desenvolver uma biblioteca para matemática simbólica em C++, com classes para representar números inteiros, modulares e racionais, polinômios e expressões matemáticas, derivação e integração simbólicas.</text:span></text:p>
      <text:p text:style-name="P9"><text:span text:style-name="T1">Os objetivos específicos deste trabalho são:</text:span></text:p>
      <text:list xml:id="list8173066658267006570" text:style-name="WWNum1">
        <text:list-item>
          <text:p text:style-name="P5"><text:span text:style-name="T1">Estudar técnicas e algoritmos usados em computação simbólica</text:span></text:p>
        </text:list-item>
        <text:list-item>
          <text:p text:style-name="P6"><text:span text:style-name="T1">Aprimorar e aplicar</text:span><text:span text:style-name="T15"> </text:span><text:span text:style-name="T1">conhencimentos sobre </text:span><text:span text:style-name="T15">a linguagem </text:span><text:span text:style-name="T1">C++</text:span></text:p>
        </text:list-item>
        <text:list-item>
          <text:p text:style-name="P5"><text:span text:style-name="T1">Utilizar padrões de desenvolvimento para software livre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><text:soft-page-break/><text:span text:style-name="T5"/></text:p>
      <text:p text:style-name="P1"><text:span text:style-name="T5">2 – Referencial Teórico</text:span></text:p>
      <text:p text:style-name="P1"><text:span text:style-name="T5"/></text:p>
      <text:p text:style-name="P9"><text:span text:style-name="T10">2.1 – Números de precisão múltipla</text:span></text:p>
      <text:p text:style-name="P10"><text:span text:style-name="T1"><text:tab/>Os computadores modernos representam números inteiros como cadeias de bits, mais comumente 32 ou 64 bits, interpretadas como números inteiros em base 2. Essa abordagem tem a limitação de poder representar, em 64 bits, apenas números entre </text:span><text:span text:style-name="T1"><draw:frame draw:style-name="fr2" draw:name="Object6" text:anchor-type="as-char" svg:y="-0.377cm" svg:width="0.422cm" svg:height="0.467cm" draw:z-index="27"><draw:object xlink:href="./Object 19" xlink:type="simple" xlink:show="embed" xlink:actuate="onLoad"/><draw:image xlink:href="./ObjectReplacements/Object 19" xlink:type="simple" xlink:show="embed" xlink:actuate="onLoad"/></draw:frame></text:span><text:span text:style-name="T16">e</text:span><text:span text:style-name="T16"><draw:frame draw:style-name="fr2" draw:name="Object7" text:anchor-type="as-char" svg:y="-0.437cm" svg:width="0.677cm" svg:height="0.527cm" draw:z-index="28"><draw:object xlink:href="./Object 73" xlink:type="simple" xlink:show="embed" xlink:actuate="onLoad"/><draw:image xlink:href="./ObjectReplacements/Object 73" xlink:type="simple" xlink:show="embed" xlink:actuate="onLoad"/></draw:frame></text:span><text:span text:style-name="T1">(sem usar bit de sinal) ou entre</text:span><text:span text:style-name="T17"><draw:frame draw:style-name="fr2" draw:name="Object8" text:anchor-type="as-char" svg:y="-0.437cm" svg:width="1.004cm" svg:height="0.527cm" draw:z-index="29"><draw:object xlink:href="./Object 74" xlink:type="simple" xlink:show="embed" xlink:actuate="onLoad"/><draw:image xlink:href="./ObjectReplacements/Object 74" xlink:type="simple" xlink:show="embed" xlink:actuate="onLoad"/></draw:frame></text:span><text:span text:style-name="T18">e</text:span><text:span text:style-name="T4"><draw:frame draw:style-name="fr2" draw:name="Object9" text:anchor-type="as-char" svg:y="-0.437cm" svg:width="1.235cm" svg:height="0.527cm" draw:z-index="30"><draw:object xlink:href="./Object 75" xlink:type="simple" xlink:show="embed" xlink:actuate="onLoad"/><draw:image xlink:href="./ObjectReplacements/Object 75" xlink:type="simple" xlink:show="embed" xlink:actuate="onLoad"/></draw:frame></text:span><text:span text:style-name="T1">(com bit de sinal). A ideia da aritmética de precisão múltipla é representar números inteiros cujo tamanho será limitado apenas pela memória disponível no computador [1, 2, 3, 4, 5].</text:span></text:p>
      <text:p text:style-name="P10"><text:span text:style-name="T1">Uma excelente alternativa para trabalhar com números de precisão múltipla é a </text:span><text:span text:style-name="T7">GNU Multiple-Precision Library – GMP</text:span><text:span text:style-name="T1">, uma biblioteca escrita na linguagem C, altamente otimizada e que trabalha com números inteiros, racionais e ponto flutuante de precisão arbitrária.</text:span></text:p>
      <text:p text:style-name="P10"><text:span text:style-name="T1">É pertinente ao escopo do trabalho a criação de classes para representar números inteiros e racionais de precisão múltipla.</text:span></text:p>
      <text:p text:style-name="P4"/>
      <text:p text:style-name="P7"><text:span text:style-name="T10">2.2 – Expressões algébricas</text:span></text:p>
      <text:p text:style-name="P9"><text:span text:style-name="T10">2.2.1 – Polinômios</text:span></text:p>
      <text:p text:style-name="P10"><text:span text:style-name="T10"><text:tab/></text:span><text:span text:style-name="T1">Polinômios são expressões que consistem em variáveis e coeficientes, envolvendo apenas as operações de adição, subtração, multiplicação e expoentes inteiros não negativos. Um polinômio de grau </text:span><text:span text:style-name="T7">N</text:span><text:span text:style-name="T1"> pode ser representado da forma:</text:span></text:p>
      <text:p text:style-name="P11"><draw:frame draw:style-name="fr1" text:anchor-type="as-char" svg:width="1.418cm" svg:height="1.139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6"><text:span text:style-name="T1">Onde cada coeficiente</text:span><text:span text:style-name="T1"><draw:frame draw:style-name="fr1" text:anchor-type="as-char" svg:width="0.503cm" svg:height="0.531cm" draw:z-index="1"><draw:object xlink:href="./Object 4" xlink:type="simple" xlink:show="embed" xlink:actuate="onLoad"/><draw:image xlink:href="./ObjectReplacements/Object 4" xlink:type="simple" xlink:show="embed" xlink:actuate="onLoad"/></draw:frame></text:span><text:span text:style-name="T1">é um número real. É interessante que, para fins de representação, podemos considerar que</text:span><text:span text:style-name="T1"><draw:frame draw:style-name="fr1" text:anchor-type="as-char" svg:width="0.503cm" svg:height="0.531cm" draw:z-index="2"><draw:object xlink:href="./Object 6" xlink:type="simple" xlink:show="embed" xlink:actuate="onLoad"/><draw:image xlink:href="./ObjectReplacements/Object 6" xlink:type="simple" xlink:show="embed" xlink:actuate="onLoad"/></draw:frame></text:span><text:span text:style-name="T1">possa ser também um polinômio, o que nos leva a uma representação recursiva de polinômios [2, 3] com mais de uma variável:</text:span></text:p>
      <text:p text:style-name="P18"><draw:frame draw:style-name="fr1" text:anchor-type="as-char" svg:width="4.18cm" svg:height="1.139cm" draw:z-index="3"><draw:object xlink:href="./Object 8" xlink:type="simple" xlink:show="embed" xlink:actuate="onLoad"/><draw:image xlink:href="./ObjectReplacements/Object 8" xlink:type="simple" xlink:show="embed" xlink:actuate="onLoad"/></draw:frame><text:span text:style-name="T1"> onde </text:span><text:span text:style-name="T1"><draw:frame draw:style-name="fr1" text:anchor-type="as-char" svg:width="2.2cm" svg:height="1.139cm" draw:z-index="4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9"><text:soft-page-break/><text:span text:style-name="T19">2.3 – </text:span><text:span text:style-name="Emphasis"><text:span text:style-name="T30">GNU Build System</text:span></text:span></text:p>
      <text:p text:style-name="P17"><text:span text:style-name="T1"><text:tab/>O </text:span><text:span text:style-name="Emphasis"><text:span text:style-name="T1">GNU Build System</text:span></text:span><text:span text:style-name="T1"> é uma convenção para organização, construção (build) e instalação de pacotes de forma padronizada. Idealmente a instalação de um pacote que segue o </text:span><text:span text:style-name="T7">GNU Build System</text:span><text:span text:style-name="T1"> em qualquer ambiente necessita apenas dos comandos: </text:span><text:span text:style-name="T28">./configure</text:span><text:span text:style-name="T1">, </text:span><text:span text:style-name="T28">make</text:span><text:span text:style-name="T1">, e </text:span><text:span text:style-name="T28">make instal</text:span><text:span text:style-name="T29">l</text:span><text:span text:style-name="T7">. </text:span><text:span text:style-name="T11">Usaremos esta convenção para o desenvolvimento do software.</text:span></text:p>
      <text:p text:style-name="P17"><text:span text:style-name="T6"/></text:p>
      <text:p text:style-name="P20"><text:span text:style-name="T5">3 – Metodologia</text:span></text:p>
      <text:p text:style-name="P17"><text:span text:style-name="T5"/></text:p>
      <text:p text:style-name="P7"><text:span text:style-name="T10">3.1 – Representação</text:span></text:p>
      <text:p text:style-name="P27"><text:span text:style-name="T10">3.1.1 – Números inteiros</text:span></text:p>
      <text:p text:style-name="P27"><text:span text:style-name="T10"><text:tab/></text:span><text:span text:style-name="T1">Um número inteiro é representado como uma dupla</text:span><text:span text:style-name="T1"><draw:frame draw:style-name="fr2" draw:name="Object14" text:anchor-type="as-char" svg:y="-0.771cm" svg:width="2.399cm" svg:height="1.256cm" draw:z-index="38"><draw:object xlink:href="./Object 67" xlink:type="simple" xlink:show="embed" xlink:actuate="onLoad"/><draw:image xlink:href="./ObjectReplacements/Object 67" xlink:type="simple" xlink:show="embed" xlink:actuate="onLoad"/></draw:frame></text:span><text:span text:style-name="T1">onde</text:span><text:span text:style-name="T1"><draw:frame draw:style-name="fr1" text:anchor-type="as-char" svg:width="0.425cm" svg:height="0.467cm" draw:z-index="39"><draw:object xlink:href="./Object 14" xlink:type="simple" xlink:show="embed" xlink:actuate="onLoad"/><draw:image xlink:href="./ObjectReplacements/Object 14" xlink:type="simple" xlink:show="embed" xlink:actuate="onLoad"/></draw:frame></text:span><text:span text:style-name="T1">é a base de representação, </text:span><text:span text:style-name="T7">N</text:span><text:span text:style-name="T1"> é o número de dígitos do número,</text:span><text:span text:style-name="T1"><draw:frame draw:style-name="fr1" text:anchor-type="as-char" svg:width="1.579cm" svg:height="0.531cm" draw:z-index="40"><draw:object xlink:href="./Object 16" xlink:type="simple" xlink:show="embed" xlink:actuate="onLoad"/><draw:image xlink:href="./ObjectReplacements/Object 16" xlink:type="simple" xlink:show="embed" xlink:actuate="onLoad"/></draw:frame></text:span><text:span text:style-name="T1">é o</text:span><text:span text:style-name="T1"><draw:frame draw:style-name="fr2" draw:name="Object15" text:anchor-type="as-char" svg:y="-0.386cm" svg:width="2.337cm" svg:height="0.506cm" draw:z-index="41"><draw:object xlink:href="./Object 12" xlink:type="simple" xlink:show="embed" xlink:actuate="onLoad"/><draw:image xlink:href="./ObjectReplacements/Object 12" xlink:type="simple" xlink:show="embed" xlink:actuate="onLoad"/></draw:frame></text:span><text:span text:style-name="T1">dígito </text:span><text:span text:style-name="T20">menos significatívo </text:span><text:span text:style-name="T1">e</text:span><text:span text:style-name="T7"><draw:frame draw:style-name="fr2" draw:name="Object2" text:anchor-type="as-char" svg:y="-0.377cm" svg:width="0.443cm" svg:height="0.467cm" draw:z-index="42"><draw:object xlink:href="./Object 69" xlink:type="simple" xlink:show="embed" xlink:actuate="onLoad"/><draw:image xlink:href="./ObjectReplacements/Object 69" xlink:type="simple" xlink:show="embed" xlink:actuate="onLoad"/></draw:frame></text:span><text:span text:style-name="T1">é sinal do número.</text:span></text:p>
      <text:p text:style-name="P10"><text:span text:style-name="T1">A transcrição dessa representação para uma linguagem de programação consiste em um arranjo onde cada posição armazena um dígito na base escolhida, e um valor booleano para armazenar o sinal. Nesse projeto, os números são representados em </text:span><text:span text:style-name="T7">little endian</text:span><text:span text:style-name="T1">, isto é, os dígitos mais significativos possuem índices maiores.</text:span></text:p>
      <text:p text:style-name="P10"><text:span text:style-name="T1">A base de representação escolhida para o projeto é a base</text:span><text:span text:style-name="T23"><draw:frame draw:style-name="fr2" draw:name="Object4" text:anchor-type="as-char" svg:y="-0.437cm" svg:width="0.915cm" svg:height="0.527cm" draw:z-index="25"><draw:object xlink:href="./Object 71" xlink:type="simple" xlink:show="embed" xlink:actuate="onLoad"/><draw:image xlink:href="./ObjectReplacements/Object 71" xlink:type="simple" xlink:show="embed" xlink:actuate="onLoad"/></draw:frame></text:span><text:span text:style-name="T1">porque bases que são potência de 10 facilitam a leitura e escrita dos números em base 10, e alguns dos algoritmos necessitam que o valor do quadrado da base (</text:span><text:span text:style-name="T23"><draw:frame draw:style-name="fr2" draw:name="Object3" text:anchor-type="as-char" svg:y="-0.437cm" svg:width="0.554cm" svg:height="0.527cm" draw:z-index="24"><draw:object xlink:href="./Object 70" xlink:type="simple" xlink:show="embed" xlink:actuate="onLoad"/><draw:image xlink:href="./ObjectReplacements/Object 70" xlink:type="simple" xlink:show="embed" xlink:actuate="onLoad"/></draw:frame></text:span><text:span text:style-name="T1">) seja representável por um tipo básico da linguagem. Utilizando um sistema de 64 bits, temos</text:span><text:span text:style-name="T1"><draw:frame draw:style-name="fr1" text:anchor-type="as-char" svg:width="5.435cm" svg:height="0.628cm" draw:z-index="5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10"><text:span text:style-name="T1">Além disso, a classe ainda guarda a quantidade de dígitos (em base</text:span><text:span text:style-name="T23"><draw:frame draw:style-name="fr2" draw:name="Object5" text:anchor-type="as-char" svg:y="-0.437cm" svg:width="0.76cm" svg:height="0.527cm" draw:z-index="26"><draw:object xlink:href="./Object 72" xlink:type="simple" xlink:show="embed" xlink:actuate="onLoad"/><draw:image xlink:href="./ObjectReplacements/Object 72" xlink:type="simple" xlink:show="embed" xlink:actuate="onLoad"/></draw:frame></text:span><text:span text:style-name="T1">) do número. O nome da classe será </text:span><text:span text:style-name="T8">num_z</text:span><text:span text:style-name="T7">.</text:span></text:p>
      <text:p text:style-name="P10"/>
      <text:p text:style-name="P1"><text:span text:style-name="T10">3.1.2 – Números racionais</text:span></text:p>
      <text:p text:style-name="P21"><text:span text:style-name="T1"><text:tab/>Os números racionais são representados como uma tripla</text:span><text:span text:style-name="T1"><draw:frame draw:style-name="fr2" draw:name="Object13" text:anchor-type="as-char" svg:y="-0.386cm" svg:width="2.251cm" svg:height="0.542cm" draw:z-index="37"><draw:object xlink:href="./Object 45" xlink:type="simple" xlink:show="embed" xlink:actuate="onLoad"/><draw:image xlink:href="./ObjectReplacements/Object 45" xlink:type="simple" xlink:show="embed" xlink:actuate="onLoad"/></draw:frame></text:span><text:span text:style-name="T1">onde </text:span><text:span text:style-name="T1"><draw:frame draw:style-name="fr1" text:anchor-type="as-char" svg:width="0.674cm" svg:height="0.531cm" draw:z-index="6"><draw:object xlink:href="./Object 22" xlink:type="simple" xlink:show="embed" xlink:actuate="onLoad"/><draw:image xlink:href="./ObjectReplacements/Object 22" xlink:type="simple" xlink:show="embed" xlink:actuate="onLoad"/></draw:frame></text:span><text:span text:style-name="T1">é um número inteiro não negativo,</text:span><text:span text:style-name="T1"><draw:frame draw:style-name="fr1" text:anchor-type="as-char" svg:width="0.676cm" svg:height="0.531cm" draw:z-index="7"><draw:object xlink:href="./Object 24" xlink:type="simple" xlink:show="embed" xlink:actuate="onLoad"/><draw:image xlink:href="./ObjectReplacements/Object 24" xlink:type="simple" xlink:show="embed" xlink:actuate="onLoad"/></draw:frame></text:span><text:span text:style-name="T1">é um número inteiro positivo e</text:span><text:span text:style-name="T1"><draw:frame draw:style-name="fr1" text:anchor-type="as-char" svg:width="0.443cm" svg:height="0.467cm" draw:z-index="8"><draw:object xlink:href="./Object 26" xlink:type="simple" xlink:show="embed" xlink:actuate="onLoad"/><draw:image xlink:href="./ObjectReplacements/Object 26" xlink:type="simple" xlink:show="embed" xlink:actuate="onLoad"/></draw:frame></text:span><text:span text:style-name="T1">é o sinal do número.</text:span></text:p>
      <text:p text:style-name="P21"><text:span text:style-name="T1">No projeto, a classe dos números racionais utiliza a classe dos números inteiros para representar</text:span><text:span text:style-name="T1"><draw:frame draw:style-name="fr1" text:anchor-type="as-char" svg:width="0.674cm" svg:height="0.531cm" draw:z-index="9"><draw:object xlink:href="./Object 28" xlink:type="simple" xlink:show="embed" xlink:actuate="onLoad"/><draw:image xlink:href="./ObjectReplacements/Object 28" xlink:type="simple" xlink:show="embed" xlink:actuate="onLoad"/></draw:frame></text:span><text:span text:style-name="T1">e</text:span><text:span text:style-name="T1"><draw:frame draw:style-name="fr1" text:anchor-type="as-char" svg:width="0.676cm" svg:height="0.531cm" draw:z-index="10"><draw:object xlink:href="./Object 30" xlink:type="simple" xlink:show="embed" xlink:actuate="onLoad"/><draw:image xlink:href="./ObjectReplacements/Object 30" xlink:type="simple" xlink:show="embed" xlink:actuate="onLoad"/></draw:frame></text:span><text:span text:style-name="T1">e um byte para representar</text:span><text:span text:style-name="T1"><draw:frame draw:style-name="fr1" text:anchor-type="as-char" svg:width="0.594cm" svg:height="0.467cm" draw:z-index="11"><draw:object xlink:href="./Object 32" xlink:type="simple" xlink:show="embed" xlink:actuate="onLoad"/><draw:image xlink:href="./ObjectReplacements/Object 32" xlink:type="simple" xlink:show="embed" xlink:actuate="onLoad"/></draw:frame></text:span><text:span text:style-name="T1">Os números são representados em sua forma irredutível. O nome da classe será </text:span><text:span text:style-name="T8">num_q</text:span><text:span text:style-name="T7">.</text:span></text:p>
      <text:p text:style-name="P1"><text:span text:style-name="T8"/></text:p>
      <text:p text:style-name="P26"><text:span text:style-name="T10">3.1.3 – Aritmética modular</text:span></text:p>
      <text:p text:style-name="P10"><text:span text:style-name="T1"><text:tab/>Os números usados para a aritmética modular são representados como uma dupla</text:span><text:span text:style-name="T1"><draw:frame draw:style-name="fr2" draw:name="Object11" text:anchor-type="as-char" svg:y="-0.386cm" svg:width="1.496cm" svg:height="0.506cm" draw:z-index="33"><draw:object xlink:href="./Object 50" xlink:type="simple" xlink:show="embed" xlink:actuate="onLoad"/><draw:image xlink:href="./ObjectReplacements/Object 50" xlink:type="simple" xlink:show="embed" xlink:actuate="onLoad"/></draw:frame></text:span><text:span text:style-name="T1">onde</text:span><text:span text:style-name="T1"><draw:frame draw:style-name="fr1" text:anchor-type="as-char" svg:width="0.547cm" svg:height="0.467cm" draw:z-index="12"><draw:object xlink:href="./Object 36" xlink:type="simple" xlink:show="embed" xlink:actuate="onLoad"/><draw:image xlink:href="./ObjectReplacements/Object 36" xlink:type="simple" xlink:show="embed" xlink:actuate="onLoad"/></draw:frame></text:span><text:span text:style-name="T1">é um número inteiro e</text:span><text:span text:style-name="T1"><draw:frame draw:style-name="fr1" text:anchor-type="as-char" svg:width="0.489cm" svg:height="0.467cm" draw:z-index="13"><draw:object xlink:href="./Object 38" xlink:type="simple" xlink:show="embed" xlink:actuate="onLoad"/><draw:image xlink:href="./ObjectReplacements/Object 38" xlink:type="simple" xlink:show="embed" xlink:actuate="onLoad"/></draw:frame></text:span><text:span text:style-name="T1">é a base da aritmética. Um número</text:span><text:span text:style-name="T1"><draw:frame draw:style-name="fr2" text:anchor-type="as-char" svg:y="-0.377cm" svg:width="1.582cm" svg:height="0.467cm" draw:z-index="14"><draw:object xlink:href="./Object 40" xlink:type="simple" xlink:show="embed" xlink:actuate="onLoad"/><draw:image xlink:href="./ObjectReplacements/Object 40" xlink:type="simple" xlink:show="embed" xlink:actuate="onLoad"/></draw:frame></text:span><text:span text:style-name="T1">é o resto da divisão de</text:span><text:span text:style-name="T1"><draw:frame draw:style-name="fr1" text:anchor-type="as-char" svg:width="0.432cm" svg:height="0.467cm" draw:z-index="15"><draw:object xlink:href="./Object 42" xlink:type="simple" xlink:show="embed" xlink:actuate="onLoad"/><draw:image xlink:href="./ObjectReplacements/Object 42" xlink:type="simple" xlink:show="embed" xlink:actuate="onLoad"/></draw:frame></text:span><text:span text:style-name="T1">por</text:span><text:span text:style-name="T11"><draw:frame draw:style-name="fr2" text:anchor-type="as-char" svg:y="-0.377cm" svg:width="0.64cm" svg:height="0.467cm" draw:z-index="16"><draw:object xlink:href="./Object 44" xlink:type="simple" xlink:show="embed" xlink:actuate="onLoad"/><draw:image xlink:href="./ObjectReplacements/Object 44" xlink:type="simple" xlink:show="embed" xlink:actuate="onLoad"/></draw:frame></text:span></text:p>
      <text:p text:style-name="P10"><text:span text:style-name="T1">No projeto, a classe dos números modulares é uma classe </text:span><text:span text:style-name="T7">template</text:span><text:span text:style-name="T1"> que recebe a base como o </text:span><text:span text:style-name="T7">tipo </text:span><text:span text:style-name="T1">do</text:span><text:span text:style-name="T7"> template </text:span><text:span text:style-name="T1">e possui um membro que é um número inteiro para armazenar</text:span><text:span text:style-name="T1"><draw:frame draw:style-name="fr2" draw:name="Object12" text:anchor-type="as-char" svg:y="-0.377cm" svg:width="0.695cm" svg:height="0.467cm" draw:z-index="36"><draw:object xlink:href="./Object 66" xlink:type="simple" xlink:show="embed" xlink:actuate="onLoad"/><draw:image xlink:href="./ObjectReplacements/Object 66" xlink:type="simple" xlink:show="embed" xlink:actuate="onLoad"/></draw:frame></text:span><text:span text:style-name="T1">O nome da classe será </text:span><text:span text:style-name="T8">num_zm&lt;B&gt;</text:span><text:span text:style-name="T1">.</text:span></text:p>
      <text:p text:style-name="P10"/>
      <text:p text:style-name="P1"><text:span text:style-name="T10">3.1.4 – Tuplas de divisão inteira</text:span></text:p>
      <text:p text:style-name="P4"><text:span text:style-name="T3"><text:tab/></text:span><text:span text:style-name="T1">O resultado da divisão inteira de um inteiro</text:span><text:span text:style-name="T1"><draw:frame draw:style-name="fr1" text:anchor-type="as-char" svg:width="0.619cm" svg:height="0.467cm" draw:z-index="17"><draw:object xlink:href="./Object 48" xlink:type="simple" xlink:show="embed" xlink:actuate="onLoad"/><draw:image xlink:href="./ObjectReplacements/Object 48" xlink:type="simple" xlink:show="embed" xlink:actuate="onLoad"/></draw:frame></text:span><text:span text:style-name="T1">por um inteiro</text:span><text:span text:style-name="T1"><draw:frame draw:style-name="fr2" draw:name="Object10" text:anchor-type="as-char" svg:y="-0.377cm" svg:width="0.702cm" svg:height="0.467cm" draw:z-index="34"><draw:object xlink:href="./Object 33" xlink:type="simple" xlink:show="embed" xlink:actuate="onLoad"/><draw:image xlink:href="./ObjectReplacements/Object 33" xlink:type="simple" xlink:show="embed" xlink:actuate="onLoad"/></draw:frame></text:span><text:span text:style-name="T1">resulta em um quociente</text:span><text:span text:style-name="T1"><draw:frame draw:style-name="fr1" text:anchor-type="as-char" svg:width="0.43cm" svg:height="0.467cm" draw:z-index="18"><draw:object xlink:href="./Object 52" xlink:type="simple" xlink:show="embed" xlink:actuate="onLoad"/><draw:image xlink:href="./ObjectReplacements/Object 52" xlink:type="simple" xlink:show="embed" xlink:actuate="onLoad"/></draw:frame></text:span><text:span text:style-name="T1">e um resto</text:span><text:span text:style-name="T1"><draw:frame draw:style-name="fr1" text:anchor-type="as-char" svg:width="0.392cm" svg:height="0.467cm" draw:z-index="32"><draw:object xlink:href="./Object 62" xlink:type="simple" xlink:show="embed" xlink:actuate="onLoad"/><draw:image xlink:href="./ObjectReplacements/Object 62" xlink:type="simple" xlink:show="embed" xlink:actuate="onLoad"/></draw:frame></text:span><text:span text:style-name="T1">de forma que</text:span><text:span text:style-name="T7"><draw:frame draw:style-name="fr1" text:anchor-type="as-char" svg:width="2.309cm" svg:height="0.467cm" draw:z-index="19"><draw:object xlink:href="./Object 56" xlink:type="simple" xlink:show="embed" xlink:actuate="onLoad"/><draw:image xlink:href="./ObjectReplacements/Object 56" xlink:type="simple" xlink:show="embed" xlink:actuate="onLoad"/></draw:frame></text:span><text:span text:style-name="T1">.</text:span></text:p>
      <text:p text:style-name="P10"><text:span text:style-name="T1">A forma usada para representar a dupla</text:span><text:span text:style-name="T1"><draw:frame draw:style-name="fr2" draw:name="Object1" text:anchor-type="as-char" svg:y="-0.386cm" svg:width="1.282cm" svg:height="0.506cm" draw:z-index="23"><draw:object xlink:href="./Object 68" xlink:type="simple" xlink:show="embed" xlink:actuate="onLoad"/><draw:image xlink:href="./ObjectReplacements/Object 68" xlink:type="simple" xlink:show="embed" xlink:actuate="onLoad"/></draw:frame></text:span><text:span text:style-name="T1">é por meio de duas estruturas de duplas, chamadas </text:span><text:span text:style-name="T8">div_tuple </text:span><text:span text:style-name="T1">(usada para a divisão) e </text:span><text:span text:style-name="T8">mod_tuple </text:span><text:span text:style-name="T1">(usada para a operação de resto da divisão). </text:span></text:p>
      <text:p text:style-name="P10"><text:span text:style-name="T1">A estrutura </text:span><text:span text:style-name="T8">div_tuple</text:span><text:span text:style-name="T1"> armazena o quociente e resto da divisão inteira de</text:span><text:span text:style-name="T1"><draw:frame draw:style-name="fr1" text:anchor-type="as-char" svg:width="0.619cm" svg:height="0.467cm" draw:z-index="20"><draw:object xlink:href="./Object 58" xlink:type="simple" xlink:show="embed" xlink:actuate="onLoad"/><draw:image xlink:href="./ObjectReplacements/Object 58" xlink:type="simple" xlink:show="embed" xlink:actuate="onLoad"/></draw:frame></text:span><text:span text:style-name="T1">por</text:span><text:span text:style-name="T1"><draw:frame draw:style-name="fr1" text:anchor-type="as-char" svg:width="0.547cm" svg:height="0.467cm" draw:z-index="21"><draw:object xlink:href="./Object 60" xlink:type="simple" xlink:show="embed" xlink:actuate="onLoad"/><draw:image xlink:href="./ObjectReplacements/Object 60" xlink:type="simple" xlink:show="embed" xlink:actuate="onLoad"/></draw:frame></text:span><text:span text:style-name="T1">de forma que o resto da divisão é sempre não negativo, enquanto a estrutura </text:span><text:span text:style-name="T8">mod_tuple</text:span><text:span text:style-name="T1"> armazena o quociente e resto da divisão inteira de</text:span><text:span text:style-name="T1"><draw:frame draw:style-name="fr1" text:anchor-type="as-char" svg:width="0.619cm" svg:height="0.467cm" draw:z-index="31"><draw:object xlink:href="./Object 76" xlink:type="simple" xlink:show="embed" xlink:actuate="onLoad"/><draw:image xlink:href="./ObjectReplacements/Object 76" xlink:type="simple" xlink:show="embed" xlink:actuate="onLoad"/></draw:frame></text:span><text:span text:style-name="T1">por</text:span><text:span text:style-name="T1"><draw:frame draw:style-name="fr1" text:anchor-type="as-char" svg:width="0.547cm" svg:height="0.467cm" draw:z-index="22"><draw:object xlink:href="./Object 64" xlink:type="simple" xlink:show="embed" xlink:actuate="onLoad"/><draw:image xlink:href="./ObjectReplacements/Object 64" xlink:type="simple" xlink:show="embed" xlink:actuate="onLoad"/></draw:frame></text:span><text:span text:style-name="T1">de forma que o resto da divisão é zero ou possui o mesmo sinal de</text:span><text:span text:style-name="T11"><draw:frame draw:style-name="fr2" text:anchor-type="as-char" svg:y="-0.377cm" svg:width="0.7cm" svg:height="0.469cm" draw:z-index="35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10"/>
      <text:p text:style-name="P15"/>
      <text:p text:style-name="P12"><text:span text:style-name="T33">4 – Produto a ser obtido</text:span></text:p>
      <text:p text:style-name="P12"><text:span text:style-name="T34">Como resultado final, obteremos uma biblioteca de classes que implementam as operações matemáticas simbólicas para números inteiros, racionais, modulares, polinômios, expressões algébricas, derivação e integração simbólicas.</text:span></text:p>
      <text:p text:style-name="P8"/>
      <text:p text:style-name="P15"><text:span text:style-name="T33">5 – Cronograma</text:span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22"><text:span text:style-name="T32">Ações</text:span></text:p>
          </table:table-cell>
          <table:table-cell table:style-name="Table1.A1" office:value-type="string">
            <text:p text:style-name="P22"><text:span text:style-name="T32">Ago 2018</text:span></text:p>
          </table:table-cell>
          <table:table-cell table:style-name="Table1.A1" office:value-type="string">
            <text:p text:style-name="P22"><text:span text:style-name="T32">Set 2018</text:span></text:p>
          </table:table-cell>
          <table:table-cell table:style-name="Table1.A1" office:value-type="string">
            <text:p text:style-name="P22"><text:span text:style-name="T32">Out 2018</text:span></text:p>
          </table:table-cell>
          <table:table-cell table:style-name="Table1.A1" office:value-type="string">
            <text:p text:style-name="P22"><text:span text:style-name="T32">Nov 2018</text:span></text:p>
          </table:table-cell>
          <table:table-cell table:style-name="Table1.A1" office:value-type="string">
            <text:p text:style-name="P22"><text:span text:style-name="T32">Dez 2018</text:span></text:p>
          </table:table-cell>
        </table:table-row>
        <table:table-row table:style-name="Table1.1">
          <table:table-cell table:style-name="Table1.A2" office:value-type="string">
            <text:p text:style-name="P23"><text:span text:style-name="T32">Especificações de Requisitos</text:span></text:p>
          </table:table-cell>
          <table:table-cell table:style-name="Table1.A1" office:value-type="string">
            <text:p text:style-name="P22"><text:span text:style-name="T34">X</text:span></text:p>
          </table:table-cell>
          <table:table-cell table:style-name="Table1.A1" office:value-type="string">
            <text:p text:style-name="P22"><text:span text:style-name="T34">X</text:span></text:p>
          </table:table-cell>
          <table:table-cell table:style-name="Table1.A1" office:value-type="string">
            <text:p text:style-name="P22"><text:span text:style-name="T34">X</text:span>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3" office:value-type="string">
            <text:p text:style-name="P23"><text:span text:style-name="T32">Implementação de Números</text:span></text:p>
          </table:table-cell>
          <table:table-cell table:style-name="Table1.A1" office:value-type="string">
            <text:p text:style-name="P22"><text:span text:style-name="T34">X</text:span>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4" office:value-type="string">
            <text:p text:style-name="P23"><text:span text:style-name="T32">Implementação de Polinômios</text:span>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2"><text:span text:style-name="T34">X</text:span></text:p>
          </table:table-cell>
          <table:table-cell table:style-name="Table1.A1" office:value-type="string">
            <text:p text:style-name="P22"><text:span text:style-name="T34">X</text:span>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5" office:value-type="string">
            <text:p text:style-name="P23"><text:span text:style-name="T32">Implementação de Expressões</text:span>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2"><text:span text:style-name="T34">X</text:span></text:p>
          </table:table-cell>
          <table:table-cell table:style-name="Table1.A1" office:value-type="string">
            <text:p text:style-name="P22"><text:span text:style-name="T34">X</text:span></text:p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6" office:value-type="string">
            <text:p text:style-name="P23"><text:span text:style-name="T32">Implementação de Derivadas</text:span>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2"><text:span text:style-name="T34">X</text:span></text:p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7" office:value-type="string">
            <text:p text:style-name="P23"><text:span text:style-name="T32">Implementação de Integrais</text:span>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2"><text:span text:style-name="T34">X</text:span></text:p>
          </table:table-cell>
          <table:table-cell table:style-name="Table1.A1" office:value-type="string">
            <text:p text:style-name="P22"><text:span text:style-name="T34">X</text:span></text:p>
          </table:table-cell>
        </table:table-row>
        <table:table-row table:style-name="Table1.1">
          <table:table-cell table:style-name="Table1.A8" office:value-type="string">
            <text:p text:style-name="P23"><text:span text:style-name="T32">Elaboração da Monografia</text:span>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2"><text:span text:style-name="T34">X</text:span></text:p>
          </table:table-cell>
          <table:table-cell table:style-name="Table1.A1" office:value-type="string">
            <text:p text:style-name="P22"><text:span text:style-name="T34">X</text:span></text:p>
          </table:table-cell>
          <table:table-cell table:style-name="Table1.A1" office:value-type="string">
            <text:p text:style-name="P22"><text:span text:style-name="T34">X</text:span></text:p>
          </table:table-cell>
        </table:table-row>
      </table:table>
      <text:p text:style-name="P14"/>
      <text:p text:style-name="P30"><text:span text:style-name="T5">Referências</text:span></text:p>
      <text:p text:style-name="P29"/>
      <text:p text:style-name="P29"><text:span text:style-name="T12">[1] KNUTH, D. </text:span><text:span text:style-name="T13"><text:s/>The Art of Computer Programming: Seminumerical Algorithms</text:span><text:span text:style-name="T12">. Vol. 2, 1998.</text:span></text:p>
      <text:p text:style-name="P29"><text:span text:style-name="T12">[2] LISKA, R. et al. </text:span><text:span text:style-name="T13">Computer Algebra, Algorithms, Systems and Applications</text:span><text:span text:style-name="T12">. 1999.</text:span></text:p>
      <text:p text:style-name="P1"><text:span text:style-name="T12">[3] COHEN, J. S. </text:span><text:span text:style-name="T13">Computer Algebra and Symbolic Computation: Elementary Algorithms</text:span><text:span text:style-name="T12">. 2002.</text:span></text:p>
      <text:p text:style-name="P1"><text:span text:style-name="T12">[4] COHEN, J. S. </text:span><text:span text:style-name="T13">Computer Algebra and Symbolic Computation: Mathematical Methods</text:span><text:span text:style-name="T12">. 2003.</text:span></text:p>
      <text:p text:style-name="P1"><text:span text:style-name="T12">[5] SHI, T. K., STEEB, W. H., HARDY, Y. </text:span><text:span text:style-name="T13">SymbolicC++: An Introduction to Computer Algebra Using Object-Oriented Programming.</text:span><text:span text:style-name="T12"> </text:span><text:span text:style-name="T14">2nd edition</text:span><text:span text:style-name="T12">. 200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F" style:font-size-asian="11pt" style:language-asian="pt" style:country-asian="B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pt" fo:country="BR" style:letter-kerning="true" style:font-name-asian="F" style:font-size-asian="11pt" style:language-asian="pt" style:country-asian="B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punctuation-wrap="hanging" style:writing-mode="lr-tb">
        <style:tab-stops>
          <style:tab-stop style:position="1.251cm"/>
        </style:tab-stops>
      </style:paragraph-properties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Cabeçalho_20_Char" style:display-name="Cabeçalho Char" style:family="text" style:parent-style-name="Default_20_Paragraph_20_Font"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.986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39</meta:editing-cycles>
    <meta:print-date>2018-09-03T19:17:00</meta:print-date>
    <meta:creation-date>2018-07-13T17:25:00</meta:creation-date>
    <dc:date>2018-09-04T09:42:45.938470023</dc:date>
    <meta:editing-duration>P7DT21H11M18S</meta:editing-duration>
    <meta:generator>LibreOffice/5.1.6.2$Linux_X86_64 LibreOffice_project/10m0$Build-2</meta:generator>
    <meta:document-statistic meta:table-count="1" meta:image-count="0" meta:object-count="43" meta:page-count="10" meta:paragraph-count="99" meta:word-count="1201" meta:character-count="7840" meta:non-whitespace-character-count="67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i</mi>
            <mo stretchy="false">+</mo>
            <mn>1</mn>
          </mrow>
        </mrow>
        <mo fence="true" stretchy="false">)</mo>
      </mrow>
      <mtext>-ésimo</mtext>
    </mrow>
    <annotation encoding="StarMath 5.0">(i+1) "-ésimo"</annotation>
  </semantics>
</math>
</file>

<file path=Object 19/content.xml><?xml version="1.0" encoding="utf-8"?>
<math xmlns="http://www.w3.org/1998/Math/MathML" display="block">
  <semantics>
    <mn>0</mn>
    <annotation encoding="StarMath 5.0">0</annotation>
  </semantics>
</math>
</file>

<file path=Object 33/content.xml><?xml version="1.0" encoding="utf-8"?>
<math xmlns="http://www.w3.org/1998/Math/MathML" display="block">
  <semantics>
    <mrow>
      <mi>N</mi>
      <mi>,</mi>
    </mrow>
    <annotation encoding="StarMath 5.0">N, </annotation>
  </semantics>
</math>
</file>

<file path=Object 45/content.xml><?xml version="1.0" encoding="utf-8"?>
<math xmlns="http://www.w3.org/1998/Math/MathML" display="block">
  <semantics>
    <mrow>
      <mrow>
        <mo fence="true" stretchy="false">(</mo>
        <mrow>
          <mrow>
            <msub>
              <mi>N</mi>
              <mn>1</mn>
            </msub>
            <mi>,</mi>
            <msub>
              <mi>N</mi>
              <mn>2</mn>
            </msub>
            <mi>,</mi>
            <mi>S</mi>
          </mrow>
        </mrow>
        <mo fence="true" stretchy="false">)</mo>
      </mrow>
      <mi>,</mi>
    </mrow>
    <annotation encoding="StarMath 5.0">(N_1 , N_2 , S),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row>
            <mi>N</mi>
            <mi>,</mi>
            <mi>B</mi>
          </mrow>
        </mrow>
        <mo fence="true" stretchy="false">)</mo>
      </mrow>
      <mi>,</mi>
    </mrow>
    <annotation encoding="StarMath 5.0">(N, B),</annotation>
  </semantics>
</math>
</file>

<file path=Object 51/content.xml><?xml version="1.0" encoding="utf-8"?>
<math xmlns="http://www.w3.org/1998/Math/MathML" display="block">
  <semantics>
    <mi>q</mi>
    <annotation encoding="StarMath 5.0">q</annotation>
  </semantics>
</math>
</file>

<file path=Object 55/content.xml><?xml version="1.0" encoding="utf-8"?>
<math xmlns="http://www.w3.org/1998/Math/MathML" display="block">
  <semantics>
    <mrow>
      <mi>M</mi>
      <mo stretchy="false">=</mo>
      <mrow>
        <mrow>
          <mi>q</mi>
          <mo stretchy="false">∗</mo>
          <mi>N</mi>
        </mrow>
        <mo stretchy="false">+</mo>
        <mi>r</mi>
      </mrow>
    </mrow>
    <annotation encoding="StarMath 5.0">M=q*N+r</annotation>
  </semantics>
</math>
</file>

<file path=Object 57/content.xml><?xml version="1.0" encoding="utf-8"?>
<math xmlns="http://www.w3.org/1998/Math/MathML" display="block">
  <semantics>
    <mi>M</mi>
    <annotation encoding="StarMath 5.0">M</annotation>
  </semantics>
</math>
</file>

<file path=Object 59/content.xml><?xml version="1.0" encoding="utf-8"?>
<math xmlns="http://www.w3.org/1998/Math/MathML" display="block">
  <semantics>
    <mi>N</mi>
    <annotation encoding="StarMath 5.0">N</annotation>
  </semantics>
</math>
</file>

<file path=Object 63/content.xml><?xml version="1.0" encoding="utf-8"?>
<math xmlns="http://www.w3.org/1998/Math/MathML" display="block">
  <semantics>
    <mi>N</mi>
    <annotation encoding="StarMath 5.0">N</annotation>
  </semantics>
</math>
</file>

<file path=Object 65/content.xml><?xml version="1.0" encoding="utf-8"?>
<math xmlns="http://www.w3.org/1998/Math/MathML" display="block">
  <semantics>
    <mrow>
      <mi>N</mi>
      <mi>.</mi>
    </mrow>
    <annotation encoding="StarMath 5.0">N.</annotation>
  </semantics>
</math>
</file>

<file path=Object 66/content.xml><?xml version="1.0" encoding="utf-8"?>
<math xmlns="http://www.w3.org/1998/Math/MathML" display="block">
  <semantics>
    <mrow>
      <mi>N</mi>
      <mn>.</mn>
    </mrow>
    <annotation encoding="StarMath 5.0">N. </annotation>
  </semantics>
</math>
</file>

<file path=Object 67/content.xml><?xml version="1.0" encoding="utf-8"?>
<math xmlns="http://www.w3.org/1998/Math/MathML" display="block">
  <semantics>
    <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row>
                <msub>
                  <mi>d</mi>
                  <mi>i</mi>
                </msub>
                <msup>
                  <mi>b</mi>
                  <mi>i</mi>
                </msup>
              </mrow>
            </mrow>
            <mi>,</mi>
            <mi>S</mi>
          </mrow>
        </mrow>
        <mo fence="true" stretchy="true">)</mo>
      </mrow>
      <mi>,</mi>
    </mrow>
    <annotation encoding="StarMath 5.0">left ( sum from i = 0 to N - 1 { d_i b^i } , S right )  ,</annotation>
  </semantics>
</math>
</file>

<file path=Object 68/content.xml><?xml version="1.0" encoding="utf-8"?>
<math xmlns="http://www.w3.org/1998/Math/MathML" display="block">
  <semantics>
    <mrow>
      <mrow>
        <mo fence="true" stretchy="false">(</mo>
        <mrow>
          <mrow>
            <mi>q</mi>
            <mi>,</mi>
            <mi>r</mi>
          </mrow>
        </mrow>
        <mo fence="true" stretchy="false">)</mo>
      </mrow>
      <mi>,</mi>
    </mrow>
    <annotation encoding="StarMath 5.0">{ (q, r), }</annotation>
  </semantics>
</math>
</file>